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co24" style:family="table-column">
      <style:table-column-properties fo:break-before="auto" style:column-width="2.25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 office:value-type="string" calcext:value-type="string">
            <text:p>itm_hood_green_bad, itm_hood_grey_bad,</text:p>
          </table:table-cell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_cloak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wood_club,itm_orc_slasher,itm_orc_axe,itm_dunland_spear,</text:p>
          </table:table-cell>
          <table:table-cell table:style-name="ce12" office:value-type="string" calcext:value-type="string">
            <text:p><text:span text:style-name="T1">itm_orc_shield_a, itm_orc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| 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itm_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orc_shield_b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orc_shield_b,itm_orc_shield_c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_good, itm_dun_helm_c_good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orc_shield_b, itm_dun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_berserker,itm_dunland_javelin_big,itm_dunland_javelin_big,</text:p>
          </table:table-cell>
          <table:table-cell table:style-name="ce12" office:value-type="string" calcext:value-type="string">
            <text:p>itm_dun_shield_a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6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.00.0000</text:date>, <text:time style:data-style-name="N2" text:time-value="17:32:48.32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4-04-13T17:33:03.112000000</dc:date>
    <meta:editing-cycles>607</meta:editing-cycles>
    <meta:editing-duration>P7DT9H11M20S</meta:editing-duration>
    <meta:document-statistic meta:table-count="2" meta:cell-count="7135" meta:object-count="0"/>
  </office:meta>
</office:document-meta>
</file>